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eXGyrePagella"/>
    </style:style>
    <style:style style:name="P2" style:family="paragraph" style:parent-style-name="Standard">
      <style:paragraph-properties fo:text-align="justify" style:justify-single-word="false"/>
      <style:text-properties style:font-name="TeXGyrePagella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3" style:family="paragraph" style:parent-style-name="Standard">
      <style:text-properties style:font-name="TeXGyrePagella" fo:language="en" fo:country="GB" officeooo:rsid="00257185" officeooo:paragraph-rsid="00259c26" style:font-size-asian="10.5pt"/>
    </style:style>
    <style:style style:name="P4" style:family="paragraph" style:parent-style-name="Standard">
      <style:text-properties style:font-name="TeXGyrePagella" fo:language="en" fo:country="GB" officeooo:paragraph-rsid="0028c353"/>
    </style:style>
    <style:style style:name="P5" style:family="paragraph" style:parent-style-name="Standard">
      <style:text-properties fo:language="en" fo:country="GB" officeooo:rsid="001a94ed" officeooo:paragraph-rsid="001a94ed" style:font-size-asian="10.5pt"/>
    </style:style>
    <style:style style:name="P6" style:family="paragraph" style:parent-style-name="Heading_20_3">
      <style:paragraph-properties fo:text-align="justify" style:justify-single-word="false"/>
      <style:text-properties fo:color="#000000" style:text-underline-style="solid" style:text-underline-width="auto" style:text-underline-color="font-color"/>
    </style:style>
    <style:style style:name="P7" style:family="paragraph" style:parent-style-name="Heading_20_1">
      <style:paragraph-properties fo:text-align="start" style:justify-single-word="false"/>
      <style:text-properties officeooo:paragraph-rsid="001d3a58"/>
    </style:style>
    <style:style style:name="P8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T1" style:family="text">
      <style:text-properties style:font-name="TeXGyrePagella" fo:font-size="22pt" fo:font-style="italic" style:font-size-asian="22pt" style:font-style-asian="italic" style:font-size-complex="22pt" style:font-style-complex="italic"/>
    </style:style>
    <style:style style:name="T2" style:family="text">
      <style:text-properties style:font-name="TeXGyrePagella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style:font-name="TeXGyrePagella" fo:font-size="20pt" fo:font-style="normal" style:font-style-asian="normal" style:font-size-complex="20pt" style:font-style-complex="normal"/>
    </style:style>
    <style:style style:name="T4" style:family="text">
      <style:text-properties style:font-name="TeXGyrePagella" fo:font-size="20pt" fo:font-style="normal" officeooo:rsid="001eaa21" style:font-style-asian="normal" style:font-size-complex="20pt" style:font-style-complex="normal"/>
    </style:style>
    <style:style style:name="T5" style:family="text">
      <style:text-properties style:font-name="TeXGyrePagella" fo:language="en" fo:country="GB" fo:font-style="normal" style:font-style-asian="normal" style:font-style-complex="normal"/>
    </style:style>
    <style:style style:name="T6" style:family="text">
      <style:text-properties officeooo:rsid="001d3a58"/>
    </style:style>
    <style:style style:name="T7" style:family="text">
      <style:text-properties fo:font-style="italic" officeooo:rsid="00259c26" style:font-style-asian="italic" style:font-style-complex="italic"/>
    </style:style>
    <style:style style:name="T8" style:family="text">
      <style:text-properties officeooo:rsid="00203612"/>
    </style:style>
    <style:style style:name="T9" style:family="text">
      <style:text-properties officeooo:rsid="00259c26"/>
    </style:style>
    <style:style style:name="T10" style:family="text">
      <style:text-properties fo:font-style="normal" officeooo:rsid="00259c26" style:font-style-asian="normal" style:font-style-complex="normal"/>
    </style:style>
    <style:style style:name="T11" style:family="text">
      <style:text-properties fo:font-style="normal" officeooo:rsid="00277719" style:font-style-asian="normal" style:font-style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8c353"/>
    </style:style>
    <style:style style:name="T14" style:family="text">
      <style:text-properties fo:language="en" fo:country="US" fo:font-style="italic" officeooo:rsid="0028c353" style:font-style-asian="italic" style:font-style-complex="italic"/>
    </style:style>
    <style:style style:name="T15" style:family="text">
      <style:text-properties fo:language="en" fo:country="US" fo:font-style="normal" officeooo:rsid="0028c353" style:font-style-asian="normal" style:font-style-complex="normal"/>
    </style:style>
    <style:style style:name="T16" style:family="text">
      <style:text-properties fo:language="en" fo:country="US" fo:font-style="normal" officeooo:rsid="002a7cd2" style:font-style-asian="normal" style:font-style-complex="normal"/>
    </style:style>
    <style:style style:name="T17" style:family="text">
      <style:text-properties officeooo:rsid="0028c353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7" text:outline-level="1"><text:span text:style-name="T2">II) How to use Fl-AIR ?</text:span><text:span text:style-name="T1"><text:line-break/></text:span></text:h>
      <text:p text:style-name="P2">This <text:span text:style-name="T8">section will explain how to install Fl-AIR on your computer. This part </text:span>is very important <text:span text:style-name="T6">and must be read and understood before starting to work with the framework.<text:line-break/></text:span></text:p>
      <text:h text:style-name="P8" text:outline-level="2"><text:span text:style-name="T4">1</text:span><text:span text:style-name="T3">) Prerequisites</text:span></text:h>
      <text:h text:style-name="P6" text:outline-level="3"><text:span text:style-name="T5">a) Linux</text:span></text:h>
      <text:p text:style-name="P5"/>
      <text:p text:style-name="P3">First of all, make sure that you have a Linux distribution on your computer. <text:span text:style-name="T9">The recommended distribution is </text:span><text:span text:style-name="T7">Mint </text:span><text:span text:style-name="T10">downloadable here : </text:span><text:a xlink:type="simple" xlink:href="https://linuxmint.com/"><text:span text:style-name="T11">https://linuxmint.com/</text:span></text:a><text:span text:style-name="T10">.</text:span></text:p>
      <text:p text:style-name="P4"><text:span text:style-name="T17">This distribution is popular, </text:span><text:bookmark text:name="result_box"/><text:span text:style-name="T12">user-friendly </text:span><text:span text:style-name="T13">and simple to install. However, you are not forced to choose </text:span><text:span text:style-name="T14">Mint</text:span><text:span text:style-name="T15">, you can also work with </text:span><text:span text:style-name="T16">another distribution like </text:span><text:span text:style-name="T15">Ubuntu for examp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08T19:09:42.747714989</dc:date>
    <meta:editing-duration>PT1H42M48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90" meta:character-count="554" meta:non-whitespace-character-count="468"/>
  </office:meta>
</office:document-meta>
</file>